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mbria" fo:font-size="12pt" style:font-name-asian="Calibri1" style:font-size-asian="12pt" style:font-name-complex="Courier New1" style:font-size-complex="12pt"/>
    </style:style>
    <style:style style:name="P2" style:family="paragraph" style:parent-style-name="Standard">
      <style:text-properties style:font-name="Cambria" fo:font-size="12pt" style:font-size-asian="12pt"/>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justify" style:justify-single-word="false"/>
    </style:style>
    <style:style style:name="P5" style:family="paragraph" style:parent-style-name="Standard">
      <style:paragraph-properties fo:margin-top="0in" fo:margin-bottom="0in" loext:contextual-spacing="false" fo:line-height="100%"/>
      <style:text-properties style:font-name="Cambria" fo:font-size="12pt" style:font-size-asian="12pt"/>
    </style:style>
    <style:style style:name="P6" style:family="paragraph" style:parent-style-name="Standard">
      <style:paragraph-properties fo:margin-top="0in" fo:margin-bottom="0in" loext:contextual-spacing="false" fo:line-height="100%" fo:text-align="justify" style:justify-single-word="false"/>
      <style:text-properties style:font-name="Cambria" fo:font-size="12pt" style:font-size-asian="12pt"/>
    </style:style>
    <style:style style:name="P7" style:family="paragraph" style:parent-style-name="Standard">
      <style:paragraph-properties fo:margin-top="0in" fo:margin-bottom="0in" loext:contextual-spacing="false" fo:line-height="100%" fo:text-align="justify" style:justify-single-word="false"/>
      <style:text-properties style:font-name="Cambria" fo:font-size="12pt" officeooo:rsid="0014633c" officeooo:paragraph-rsid="0014633c" style:font-size-asian="12pt"/>
    </style:style>
    <style:style style:name="P8" style:family="paragraph" style:parent-style-name="Standard">
      <style:paragraph-properties fo:margin-top="0in" fo:margin-bottom="0in" loext:contextual-spacing="false" fo:line-height="100%" fo:text-align="justify" style:justify-single-word="false"/>
      <style:text-properties style:font-name="Cambria" fo:font-size="12pt" style:font-name-asian="MS Mincho" style:font-size-asian="12pt" style:font-name-complex="Times New Roman"/>
    </style:style>
    <style:style style:name="P9" style:family="paragraph" style:parent-style-name="Standard">
      <style:paragraph-properties fo:margin-top="0in" fo:margin-bottom="0in" loext:contextual-spacing="false" fo:line-height="100%"/>
      <style:text-properties fo:color="#0000ff" style:font-name="Courier New" fo:font-size="12pt" fo:font-weight="bold" style:font-size-asian="12pt" style:font-weight-asian="bold" style:font-name-complex="Courier New1"/>
    </style:style>
    <style:style style:name="P10" style:family="paragraph" style:parent-style-name="Standard" style:master-page-name="Standard">
      <style:paragraph-properties fo:text-align="center" style:justify-single-word="false" style:page-number="auto"/>
    </style:style>
    <style:style style:name="P11" style:family="paragraph" style:parent-style-name="Standard">
      <loext:graphic-properties draw:fill="solid" draw:fill-color="#ffffff"/>
      <style:paragraph-properties fo:margin-top="0in" fo:margin-bottom="0in" loext:contextual-spacing="false" style:line-height-at-least="0.1201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ff" style:font-name="Courier New" fo:font-size="12pt" fo:font-weight="bold" style:font-name-asian="Times New Roman" style:font-size-asian="12pt" style:font-weight-asian="bold" style:font-name-complex="Courier New1"/>
    </style:style>
    <style:style style:name="P12" style:family="paragraph" style:parent-style-name="Standard">
      <style:paragraph-properties fo:margin-top="0in" fo:margin-bottom="0in" loext:contextual-spacing="false" fo:line-height="100%"/>
      <style:text-properties fo:color="#0000ff" style:font-name="Courier New" fo:font-size="12pt" fo:font-weight="bold" style:font-size-asian="12pt" style:font-weight-asian="bold"/>
    </style:style>
    <style:style style:name="P13" style:family="paragraph" style:parent-style-name="Standard">
      <style:paragraph-properties fo:margin-top="0in" fo:margin-bottom="0in" loext:contextual-spacing="false" fo:line-height="100%"/>
      <style:text-properties fo:color="#0000ff" style:font-name="Courier New" fo:font-size="12pt" fo:font-weight="bold" style:font-size-asian="12pt" style:font-weight-asian="bold" style:font-name-complex="Courier New1"/>
    </style:style>
    <style:style style:name="P14" style:family="paragraph" style:parent-style-name="Standard">
      <style:paragraph-properties fo:margin-top="0in" fo:margin-bottom="0in" loext:contextual-spacing="false" fo:line-height="100%" fo:text-align="justify" style:justify-single-word="false"/>
      <style:text-properties style:font-name="Cambria" fo:font-size="14pt" fo:font-weight="bold" style:font-size-asian="14pt" style:font-weight-asian="bold" style:font-size-complex="14pt"/>
    </style:style>
    <style:style style:name="P15" style:family="paragraph" style:parent-style-name="Standard">
      <style:paragraph-properties fo:margin-top="0in" fo:margin-bottom="0in" loext:contextual-spacing="false" fo:line-height="100%"/>
      <style:text-properties style:font-name="Cambria" fo:font-size="12pt" style:font-size-asian="12pt"/>
    </style:style>
    <style:style style:name="P16" style:family="paragraph" style:parent-style-name="Standard">
      <style:paragraph-properties fo:margin-top="0in" fo:margin-bottom="0in" loext:contextual-spacing="false" fo:line-height="100%" fo:text-align="justify" style:justify-single-word="false"/>
      <style:text-properties style:font-name="Cambria" fo:font-size="12pt" style:font-size-asian="12pt"/>
    </style:style>
    <style:style style:name="P17" style:family="paragraph" style:parent-style-name="Standard">
      <style:paragraph-properties fo:margin-top="0in" fo:margin-bottom="0in" loext:contextual-spacing="false" fo:line-height="100%" fo:text-align="justify" style:justify-single-word="false"/>
      <style:text-properties style:font-name="Cambria" fo:font-size="12pt" officeooo:rsid="0014633c" officeooo:paragraph-rsid="00166513" style:font-size-asian="12pt"/>
    </style:style>
    <style:style style:name="P18" style:family="paragraph" style:parent-style-name="Standard">
      <style:paragraph-properties fo:margin-top="0in" fo:margin-bottom="0in" loext:contextual-spacing="false" fo:line-height="100%" fo:text-align="justify" style:justify-single-word="false"/>
      <style:text-properties style:font-name="Cambria" fo:font-size="12pt" officeooo:rsid="0014633c" officeooo:paragraph-rsid="0017c2c2" style:font-size-asian="12pt"/>
    </style:style>
    <style:style style:name="P19" style:family="paragraph" style:parent-style-name="Standard">
      <style:paragraph-properties fo:margin-top="0in" fo:margin-bottom="0in" loext:contextual-spacing="false" fo:line-height="100%"/>
      <style:text-properties style:font-name="Cambria" fo:font-size="12pt" officeooo:rsid="00166513" officeooo:paragraph-rsid="00166513" style:font-size-asian="12pt"/>
    </style:style>
    <style:style style:name="P20" style:family="paragraph" style:parent-style-name="Standard">
      <style:paragraph-properties fo:margin-top="0in" fo:margin-bottom="0in" loext:contextual-spacing="false" fo:line-height="100%"/>
      <style:text-properties style:font-name="Cambria" fo:font-size="12pt" officeooo:rsid="0017c2c2" officeooo:paragraph-rsid="0017c2c2" style:font-size-asian="12pt"/>
    </style:style>
    <style:style style:name="P21" style:family="paragraph" style:parent-style-name="Standard">
      <style:paragraph-properties fo:margin-top="0in" fo:margin-bottom="0in" loext:contextual-spacing="false" fo:line-height="100%"/>
      <style:text-properties style:font-name="Cambria" fo:font-size="12pt" fo:font-weight="bold" officeooo:rsid="00166513" officeooo:paragraph-rsid="00166513" style:font-size-asian="12pt" style:font-weight-asian="bold" style:font-weight-complex="bold"/>
    </style:style>
    <style:style style:name="P22" style:family="paragraph" style:parent-style-name="Standard">
      <style:paragraph-properties fo:margin-top="0in" fo:margin-bottom="0in" loext:contextual-spacing="false" fo:line-height="100%" fo:text-align="justify" style:justify-single-word="false"/>
      <style:text-properties style:font-name="Cambria" fo:font-size="12pt" fo:font-weight="bold" officeooo:rsid="00166513" officeooo:paragraph-rsid="00166513" style:font-size-asian="12pt" style:font-weight-asian="bold" style:font-weight-complex="bold"/>
    </style:style>
    <style:style style:name="P23" style:family="paragraph" style:parent-style-name="Standard">
      <style:paragraph-properties fo:margin-top="0in" fo:margin-bottom="0in" loext:contextual-spacing="false" fo:line-height="100%" fo:text-align="justify" style:justify-single-word="false"/>
      <style:text-properties style:font-name="Cambria" fo:font-size="12pt" fo:font-weight="bold" officeooo:rsid="0014633c" officeooo:paragraph-rsid="00166513" style:font-size-asian="12pt" style:font-weight-asian="bold" style:font-weight-complex="bold"/>
    </style:style>
    <style:style style:name="P24" style:family="paragraph" style:parent-style-name="Standard">
      <style:paragraph-properties fo:margin-top="0in" fo:margin-bottom="0in" loext:contextual-spacing="false" fo:line-height="100%" fo:text-align="justify" style:justify-single-word="false"/>
      <style:text-properties style:font-name="Cambria" fo:font-size="12pt" fo:font-weight="bold" officeooo:rsid="0014633c" officeooo:paragraph-rsid="0014633c" style:font-size-asian="12pt" style:font-weight-asian="bold" style:font-weight-complex="bold"/>
    </style:style>
    <style:style style:name="P25" style:family="paragraph" style:parent-style-name="Standard">
      <style:paragraph-properties fo:margin-top="0in" fo:margin-bottom="0in" loext:contextual-spacing="false" fo:line-height="100%" fo:text-align="justify" style:justify-single-word="false"/>
      <style:text-properties style:font-name="Cambria" fo:font-size="12pt" fo:font-weight="bold" officeooo:rsid="0014633c" officeooo:paragraph-rsid="0017c2c2" style:font-size-asian="12pt" style:font-weight-asian="bold" style:font-weight-complex="bold"/>
    </style:style>
    <style:style style:name="P26" style:family="paragraph" style:parent-style-name="Standard">
      <style:paragraph-properties fo:margin-top="0in" fo:margin-bottom="0in" loext:contextual-spacing="false" fo:line-height="100%"/>
      <style:text-properties style:font-name="Cambria" fo:font-size="12pt" fo:font-weight="bold" officeooo:rsid="0017c2c2" officeooo:paragraph-rsid="0017c2c2" style:font-size-asian="12pt" style:font-weight-asian="bold" style:font-weight-complex="bold"/>
    </style:style>
    <style:style style:name="P27" style:family="paragraph" style:parent-style-name="Standard">
      <style:paragraph-properties fo:margin-top="0in" fo:margin-bottom="0in" loext:contextual-spacing="false" fo:line-height="100%" fo:text-align="justify" style:justify-single-word="false"/>
      <style:text-properties style:font-name="Cambria1" fo:font-size="12pt" fo:font-weight="bold" officeooo:rsid="00187901" officeooo:paragraph-rsid="00187901" style:font-size-asian="12pt" style:font-weight-asian="bold" style:font-size-complex="12pt" style:font-weight-complex="bold"/>
    </style:style>
    <style:style style:name="P28" style:family="paragraph" style:parent-style-name="Standard">
      <style:text-properties style:font-name="Cambria" fo:font-size="12pt" style:font-size-asian="12pt"/>
    </style:style>
    <style:style style:name="P29" style:family="paragraph" style:parent-style-name="Standard">
      <style:text-properties style:font-name="Cambria" fo:font-size="12pt" fo:font-weight="bold" officeooo:rsid="0014633c" officeooo:paragraph-rsid="0014633c" style:font-size-asian="12pt" style:font-weight-asian="bold" style:font-weight-complex="bold"/>
    </style:style>
    <style:style style:name="P30" style:family="paragraph" style:parent-style-name="Standard">
      <style:text-properties style:font-name="Cambria" fo:font-size="12pt" style:text-underline-style="solid" style:text-underline-width="auto" style:text-underline-color="font-color" fo:font-weight="bold" officeooo:rsid="0014633c" officeooo:paragraph-rsid="0014633c" style:font-name-asian="Calibri1" style:font-size-asian="12pt" style:font-weight-asian="bold" style:font-name-complex="Courier New1" style:font-size-complex="12pt" style:font-weight-complex="bold"/>
    </style:style>
    <style:style style:name="T1" style:family="text">
      <style:text-properties style:font-name="Cambria" fo:font-size="16pt" style:font-name-asian="Calibri1" style:font-size-asian="16pt" style:font-name-complex="Times New Roman" style:font-size-complex="16pt"/>
    </style:style>
    <style:style style:name="T2" style:family="text">
      <style:text-properties style:font-name="Cambria" style:font-name-asian="Calibri1" style:font-name-complex="Times New Roman"/>
    </style:style>
    <style:style style:name="T3" style:family="text">
      <style:text-properties style:font-name="Cambria" fo:font-size="20pt" fo:font-weight="bold" style:font-name-asian="Calibri1" style:font-size-asian="20pt" style:font-weight-asian="bold" style:font-name-complex="Times New Roman" style:font-size-complex="20pt"/>
    </style:style>
    <style:style style:name="T4" style:family="text">
      <style:text-properties style:font-name="Cambria" fo:font-size="12pt" style:font-size-asian="12pt"/>
    </style:style>
    <style:style style:name="T5" style:family="text">
      <style:text-properties style:font-name="Cambria" fo:font-size="12pt" fo:font-style="italic" style:font-size-asian="12pt" style:font-style-asian="italic"/>
    </style:style>
    <style:style style:name="T6" style:family="text">
      <style:text-properties style:font-name="Cambria" fo:font-size="12pt" fo:font-style="italic" style:font-name-asian="MS Mincho" style:font-size-asian="12pt" style:font-style-asian="italic" style:font-name-complex="Times New Roman"/>
    </style:style>
    <style:style style:name="T7" style:family="text">
      <style:text-properties style:font-name="Cambria" fo:font-size="12pt" style:font-name-asian="MS Mincho" style:font-size-asian="12pt" style:font-name-complex="Times New Roman"/>
    </style:style>
    <style:style style:name="T8" style:family="text">
      <style:text-properties style:font-name="Cambria" fo:font-size="12pt" fo:font-weight="bold" style:font-size-asian="12pt" style:font-weight-asian="bold"/>
    </style:style>
    <style:style style:name="T9" style:family="text">
      <style:text-properties style:font-name="Cambria" fo:font-size="12pt" style:text-underline-style="solid" style:text-underline-width="auto" style:text-underline-color="font-color" style:font-size-asian="12pt"/>
    </style:style>
    <style:style style:name="T10" style:family="text">
      <style:text-properties style:font-name="Cambria" fo:font-size="14pt" fo:font-weight="bold" style:font-size-asian="14pt" style:font-weight-asian="bold" style:font-size-complex="14pt"/>
    </style:style>
    <style:style style:name="T11" style:family="text">
      <style:text-properties fo:color="#0000ff" style:font-name="Courier New" fo:font-size="12pt" fo:font-weight="bold" style:font-size-asian="12pt" style:font-weight-asian="bold"/>
    </style:style>
    <style:style style:name="T12" style:family="text">
      <style:text-properties fo:color="#0000ff" style:font-name="Courier New" fo:font-size="12pt" fo:font-weight="bold" style:font-size-asian="12pt" style:font-weight-asian="bold" style:font-name-complex="Courier New1"/>
    </style:style>
    <style:style style:name="T13" style:family="text">
      <style:text-properties fo:color="#0000ff" style:font-name="Courier New" fo:font-size="12pt" fo:font-weight="bold" style:font-size-asian="12pt" style:font-weight-asian="bold" style:font-name-complex="Courier New1" style:font-weight-complex="bold"/>
    </style:style>
    <style:style style:name="T14" style:family="text">
      <style:text-properties fo:color="#0000ff" style:font-name="Cambria" fo:font-size="12pt" style:font-size-asian="12pt"/>
    </style:style>
    <style:style style:name="T15" style:family="text">
      <style:text-properties style:text-position="sub 58%" style:font-name="Cambria" fo:font-size="12pt" style:font-size-asian="12pt"/>
    </style:style>
    <style:style style:name="T16" style:family="text">
      <style:text-properties officeooo:rsid="00166513"/>
    </style:style>
    <style:style style:name="T17" style:family="text">
      <style:text-properties officeooo:rsid="0017c2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Math 338</text:span><text:span text:style-name="T2"><text:tab/> <text:s text:c="13"/><text:tab/></text:span><text:span text:style-name="T3"> <text:s text:c="7"/>Lab Assignment #16 <text:s text:c="2"/></text:span><text:span text:style-name="T1"><text:s text:c="5"/><text:tab/><text:tab/>Fall 2019</text:span></text:p>
      <text:p text:style-name="P4"><text:span text:style-name="T4">In this lab, we will be working with a subset of a much larger data set commonly known as Fisher’s or Anderson’s Iris data set, see Fisher, R.A. (1936), </text:span><text:span text:style-name="T5">The use of multiple measurements in taxonomic problems</text:span><text:span text:style-name="T4">. The data set describes the petal length, petal width, sepal length, and sepal width of 50 </text:span><text:span text:style-name="T5">setosa</text:span><text:span text:style-name="T4">, 50 </text:span><text:span text:style-name="T5">versicolor</text:span><text:span text:style-name="T4">, and 50 </text:span><text:span text:style-name="T5">virginica</text:span><text:span text:style-name="T4"> iris flowers. <text:s/>It is already pre-loaded into R; you can view the dataset using the command:</text:span></text:p>
      <text:p text:style-name="P6"/>
      <text:p text:style-name="P11">&gt; View(iris)</text:p>
      <text:p text:style-name="P6"/>
      <text:p text:style-name="P4"><text:span text:style-name="T4">We will only be working with the petal length for the </text:span><text:span text:style-name="T5">setosa</text:span><text:span text:style-name="T4"> species. Let’s extract that data from the original set by using some nifty functions in the </text:span><text:span text:style-name="T11">dplyr</text:span><text:span text:style-name="T4"> package. If you don’t have the package already installed, install it, then run:</text:span></text:p>
      <text:p text:style-name="P6"/>
      <text:p text:style-name="P12">&gt; library(dplyr)</text:p>
      <text:p text:style-name="P12">&gt; setosa.petal.length &lt;- iris %&gt;% filter(Species == "setosa") %&gt;% select(Petal.Length)</text:p>
      <text:p text:style-name="P6"/>
      <text:p text:style-name="P4"><text:span text:style-name="T4">Here we are doing two things with the dataset. </text:span><text:span text:style-name="T7">The </text:span><text:span text:style-name="T11">%&gt;%</text:span><text:span text:style-name="T7"> operator is called a “pipe.” It means, “take the thing on the left side, then perform the command on the right side on it.” It is used in the </text:span><text:span text:style-name="T11">dplyr</text:span><text:span text:style-name="T7"> package and a few other packages designed to make data science easier with R.</text:span></text:p>
      <text:p text:style-name="P8"/>
      <text:p text:style-name="P4"><text:span text:style-name="T7">So in our command, we first take the data set iris, then we </text:span><text:span text:style-name="T11">filter</text:span><text:span text:style-name="T7"> the data set to get only the cases with the value "setosa" for the variable Species, then we </text:span><text:span text:style-name="T11">select</text:span><text:span text:style-name="T7"> the variables of interest (in this case we are only interested in </text:span><text:span text:style-name="T6">Petal.Length</text:span><text:span text:style-name="T7">). The resulting data frame is stored in the variable </text:span><text:span text:style-name="T11">setosa.petal.length</text:span><text:span text:style-name="T7">.</text:span></text:p>
      <text:p text:style-name="P6"/>
      <text:p text:style-name="P6"/>
      <text:p text:style-name="P3"><text:span text:style-name="T10">Question #1 </text:span><text:span text:style-name="T4">You have used the </text:span><text:span text:style-name="T11">ggplot2</text:span><text:span text:style-name="T4"> package to construct histograms. Use it to plot the histogram showing petal length of the </text:span><text:span text:style-name="T5">setosa</text:span><text:span text:style-name="T4"> species and insert the histogram below. (Look at Lab 14 and Lab 15 for example code)</text:span></text:p>
      <text:p text:style-name="P1"/>
      <text:p text:style-name="P30">Please see attached document for the graph.</text:p>
      <text:p text:style-name="P2">If we believe the Central Limit Theorem is going to be accurate (and assuming the data were collected in a random fashion), we can perform a hypothesis test to test the claim that the population mean petal length is 1.3 centimeters. Assume the population standard deviation of petal lengths is 0.5 cm.</text:p>
      <text:p text:style-name="P2"/>
      <text:p text:style-name="P4"><text:span text:style-name="T10">Question #2 </text:span><text:span text:style-name="T4">Describe the distribution of the sample. Does the shape of the distribution suggest that the Central Limit Theorem will be roughly accurate and so we can model the sampling distribution of all possible sample means as a normal distribution?</text:span></text:p>
      <text:p text:style-name="P2"/>
      <text:p text:style-name="P29">The graph is not skewed right or left so it is normally distributed.</text:p>
      <text:p text:style-name="P14"/>
      <text:p text:style-name="P14"/>
      <text:p text:style-name="P14"/>
      <text:p text:style-name="P14"><text:soft-page-break/></text:p>
      <text:p text:style-name="P4"><text:span text:style-name="T10">Question #3 </text:span><text:span text:style-name="T4">Write the null hypothesis for this test using an appropriate symbol for the parameter.</text:span></text:p>
      <text:p text:style-name="P6"/>
      <text:p text:style-name="P24">Our population sample mean will be mu which is 1.3 <text:span text:style-name="T16">and the total number of elements in the sample is going to be 50.</text:span></text:p>
      <text:p text:style-name="P7"/>
      <text:p text:style-name="P4"><text:span text:style-name="T10">Question #4</text:span><text:span text:style-name="T8"> </text:span><text:span text:style-name="T4">What is the distribution of sample means under the null hypothesis? Remember that we need to specify the family/shape of the distribution and all relevant parameters of the distribution.</text:span></text:p>
      <text:p text:style-name="P6"/>
      <text:p text:style-name="P23"><text:span text:style-name="T16">O</text:span>ur sigma will be 0.5/\sqrt{50} which is directly proportional to the amount of elements in our sample.</text:p>
      <text:p text:style-name="P23"/>
      <text:p text:style-name="P22">\bar{X} \sim N(1.3, \frac{0.5}{\sqrt{50}})</text:p>
      <text:p text:style-name="P17"/>
      <text:p text:style-name="P6">First let’s work in the Neyman-Pearson framework. Recall that in this framework we need to specify an alternative value of our parameter. Let’s suppose that a meaningful difference is an increase of 0.2 cm; that is, under the alternative hypothesis, our parameter value is 1.5 cm.</text:p>
      <text:p text:style-name="P6"/>
      <text:p text:style-name="P4"><text:span text:style-name="T4">The critical region is found in a similar way as in Lab 8, except we are now working with the </text:span><text:span text:style-name="T13">pnorm</text:span><text:span text:style-name="T4">/</text:span><text:span text:style-name="T13">qnorm</text:span><text:span text:style-name="T14"> </text:span><text:span text:style-name="T4">commands (because our sampling distribution is normal, not binomial).</text:span></text:p>
      <text:p text:style-name="P6"/>
      <text:p text:style-name="P9">&gt; n &lt;- # the sample size from question 3</text:p>
      <text:p text:style-name="P9">&gt; mu0 &lt;- # the value of mu if the null hypothesis is correct</text:p>
      <text:p text:style-name="P9">&gt; mu1 &lt;- # the value of mu if the alternative hypothesis is correct</text:p>
      <text:p text:style-name="P9">&gt; sigma &lt;- # the assumed value of sigma</text:p>
      <text:p text:style-name="P9">&gt; alpha &lt;- # the conventional maximum value of alpha</text:p>
      <text:p text:style-name="P9">&gt; critical.value &lt;- qnorm(alpha, mean = mu0, sd = sigma/sqrt(n), lower.tail = FALSE) # <text:s/>because mu1 &gt; mu0; otherwise we’d use lower.tail = TRUE</text:p>
      <text:p text:style-name="P9"/>
      <text:p text:style-name="P4"><text:span text:style-name="T4">Note that because we are working with continuous random variables here, we don’t worry about the distinction between </text:span><text:span text:style-name="T9">&gt;</text:span><text:span text:style-name="T4"> and &gt; when computing the critical value, so we don’t need to check our α <text:s/>value with </text:span><text:span text:style-name="T13">pnorm</text:span><text:span text:style-name="T4"> like we did with </text:span><text:span text:style-name="T13">pbinom</text:span><text:span text:style-name="T4">.</text:span></text:p>
      <text:p text:style-name="P6"/>
      <text:p text:style-name="P3"><text:span text:style-name="T10">Question #5 </text:span><text:span text:style-name="T4">Assuming α = 0.05, find the critical region for this test. </text:span></text:p>
      <text:p text:style-name="P5"><text:s/></text:p>
      <text:p text:style-name="P21">The critical value is going to be 1.416309</text:p>
      <text:p text:style-name="P19"/>
      <text:p text:style-name="P5">To get the observed sample mean, we simply take the mean of the specific variable we’re interested in. There are a couple of different ways to do this:</text:p>
      <text:p text:style-name="P5"/>
      <text:p text:style-name="P9">&gt; mean(setosa.petal.length$Petal.Length)</text:p>
      <text:p text:style-name="P5"/>
      <text:p text:style-name="P5">OR</text:p>
      <text:p text:style-name="P5"/>
      <text:p text:style-name="P9">&gt; setosa.petal.length %&gt;% summarize(mean = mean(Petal.Length)) # the dplyr way; this way works much better when we’re computing means of several different groups</text:p>
      <text:p text:style-name="P5"/>
      <text:p text:style-name="P5"/>
      <text:p text:style-name="P3"><text:soft-page-break/><text:span text:style-name="T10">Question #6 </text:span><text:span text:style-name="T4">Is our observed sample mean (from the 50 flowers) in the critical region? What should we conclude about the population mean petal length (in the N-P framework)?</text:span></text:p>
      <text:p text:style-name="P5"/>
      <text:p text:style-name="P21">Our observed sample mean from the 50 flowers is 1.462. Since this value does fall in the critical region and by N-P framework, we can conclude that <text:span text:style-name="T17">the alternative hypothesis is true and we can reject the null hypothesis.</text:span></text:p>
      <text:p text:style-name="P19"/>
      <text:p text:style-name="P3"><text:span text:style-name="T10">Question #7 </text:span><text:span text:style-name="T4">What is the sampling distribution of our sample means if in fact the alternative hypothesis H</text:span><text:span text:style-name="T15">1</text:span><text:span text:style-name="T4"> is correct?</text:span></text:p>
      <text:p text:style-name="P5"/>
      <text:p text:style-name="P26">\bar{X} \sim N(1.5, \frac{0.5}{\sqrt{50}})</text:p>
      <text:p text:style-name="P26"/>
      <text:p text:style-name="P3"><text:span text:style-name="T4">Recall that to find power, we use our critical value and the sampling distribution if H</text:span><text:span text:style-name="T15">1</text:span><text:span text:style-name="T4"> is correct:</text:span></text:p>
      <text:p text:style-name="P5"><text:bookmark text:name="_GoBack"/></text:p>
      <text:p text:style-name="P9">&gt; power &lt;- pnorm(critical.value, mean = mu1, sd = sigma/sqrt(n), lower.tail = FALSE) # <text:s/>because mu1 &gt; mu0; otherwise we’d use lower.tail = TRUE</text:p>
      <text:p text:style-name="P5"/>
      <text:p text:style-name="P5"/>
      <text:p text:style-name="P3"><text:span text:style-name="T10">Question #8 </text:span><text:span text:style-name="T4">What is the power of our test to detect the specific alternative value of 1.5 cm?</text:span></text:p>
      <text:p text:style-name="P5"/>
      <text:p text:style-name="P26">Our power is going to be 0.881709 which is quite good. </text:p>
      <text:p text:style-name="P20"/>
      <text:p text:style-name="P3"><text:span text:style-name="T4">Now let’s work in the Null Hypothesis Significance Testing framework. Recall that in this framework our alternative hypothesis is an </text:span><text:span text:style-name="T9">inequality</text:span><text:span text:style-name="T4">. Let’s assume that if the population mean is not 1.3 cm, then it must be larger than 1.3 cm.</text:span></text:p>
      <text:p text:style-name="P5"/>
      <text:p text:style-name="P5"/>
      <text:p text:style-name="P4"><text:span text:style-name="T10">Question #9 </text:span><text:span text:style-name="T4">Write the alternative hypothesis H</text:span><text:span text:style-name="T15">a</text:span><text:span text:style-name="T4"> for this test using an appropriate symbol for the parameter.</text:span></text:p>
      <text:p text:style-name="P6"/>
      <text:p text:style-name="P25">Our population sample mean will be mu which is 1.<text:span text:style-name="T17">5</text:span> <text:span text:style-name="T16">and the total number of elements in the sample is going to be 50.</text:span></text:p>
      <text:p text:style-name="P18"/>
      <text:p text:style-name="P4"><text:span text:style-name="T4">Recall that the p-value is the probability of observing a sample with </text:span><text:span text:style-name="T9">our observed value</text:span><text:span text:style-name="T4"> of the test statistic, or a value more favorable to the alternative hypothesis. Use the </text:span><text:span text:style-name="T12">pnorm</text:span><text:span text:style-name="T4"> command with the appropriate sample mean and </text:span><text:span text:style-name="T12">mean</text:span><text:span text:style-name="T4">, </text:span><text:span text:style-name="T12">sd</text:span><text:span text:style-name="T4">, and </text:span><text:span text:style-name="T12">lower.tail</text:span><text:span text:style-name="T4"> arguments to find the p-value.</text:span></text:p>
      <text:p text:style-name="P6"/>
      <text:p text:style-name="P6"/>
      <text:p text:style-name="P4"><text:span text:style-name="T10">Question #10 </text:span><text:span text:style-name="T4">What is the p-value for our test? Using a 5% significance level, what should we conclude about the population mean petal length (in the NHST framework)?</text:span></text:p>
      <text:p text:style-name="P6"/>
      <text:p text:style-name="P27">Our p-value <text:s/>is going to be 0.01098096 which means we are going to be able to reject the null hypothesis and accept the alternative hypothe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ight</meta:initial-creator>
    <meta:editing-cycles>8</meta:editing-cycles>
    <meta:creation-date>2019-10-15T23:27:00</meta:creation-date>
    <dc:date>2019-10-24T14:01:34.008264562</dc:date>
    <meta:editing-duration>PT19M28S</meta:editing-duration>
    <meta:generator>LibreOffice/5.1.6.2$Linux_X86_64 LibreOffice_project/10m0$Build-2</meta:generator>
    <meta:document-statistic meta:table-count="0" meta:image-count="0" meta:object-count="0" meta:page-count="3" meta:paragraph-count="48" meta:word-count="1111" meta:character-count="6443" meta:non-whitespace-character-count="53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